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esus, Meu Primeiro Amor</text:p>
      <text:p text:style-name="P2"></text:p>
      <text:p text:style-name="Standard">Intro: G Em <text:s/>D</text:p>
      <text:p text:style-name="Standard"></text:p>
      <text:p text:style-name="Standard">D</text:p>
      <text:p text:style-name="Standard">Abre os meus ouvidos eu quero ouvir</text:p>
      <text:p text:style-name="Standard">G</text:p>
      <text:p text:style-name="Standard">Abre os meus olhos eu quero ver</text:p>
      <text:p text:style-name="Standard">D</text:p>
      <text:p text:style-name="Standard">Abre o meu coração quero sentir</text:p>
      <text:p text:style-name="Standard"><text:s text:c="11"/>A <text:s text:c="2"/>Em <text:s text:c="10"/>D</text:p>
      <text:p text:style-name="Standard">Teu grande amor oh oh oh <text:s text:c="2"/>Teu grande amor</text:p>
      <text:p text:style-name="Standard"></text:p>
      <text:p text:style-name="Standard"><text:s text:c="17"/>G <text:s text:c="9"/>Em</text:p>
      <text:p text:style-name="Standard">Eu quero me apaixonar outra vez</text:p>
      <text:p text:style-name="Standard"><text:s text:c="17"/>D</text:p>
      <text:p text:style-name="Standard">Eu quero me desperar outra vez</text:p>
      <text:p text:style-name="Standard"><text:s text:c="19"/>G <text:s text:c="7"/>Em</text:p>
      <text:p text:style-name="Standard">Eu quero perder o sono outra vez</text:p>
      <text:p text:style-name="Standard"><text:s text:c="15"/>A4 <text:s text:c="5"/>A</text:p>
      <text:p text:style-name="Standard">Queimando de amor por Ti</text:p>
      <text:p text:style-name="Standard"></text:p>
      <text:p text:style-name="Standard"><text:s text:c="9"/>Bm <text:s text:c="11"/>G <text:s text:c="4"/>D <text:s text:c="6"/>A</text:p>
      <text:p text:style-name="Standard">Eu tenho sede, eu tenho fome, fome de Ti (2x)</text:p>
      <text:p text:style-name="Standard"><text:s text:c="5"/>Bm <text:s text:c="20"/>G</text:p>
      <text:p text:style-name="Standard">Cobre-me com Teu calor, com Teu amor</text:p>
      <text:p text:style-name="Standard"><text:s text:c="2"/>D <text:s text:c="9"/>A</text:p>
      <text:p text:style-name="Standard">Revela-te a mim</text:p>
      <text:p text:style-name="Standard"><text:s text:c="9"/>Bm <text:s text:c="10"/>G <text:s text:c="6"/>A <text:s text:c="4"/>D</text:p>
      <text:p text:style-name="Standard">Eu tenho sede, eu tenho fome, fome de Ti</text:p>
      <text:p text:style-name="Standard"></text:p>
      <text:p text:style-name="Standard">D</text:p>
      <text:p text:style-name="Standard">Venham todos que querem vida</text:p>
      <text:p text:style-name="Standard"></text:p>
      <text:p text:style-name="Standard">Têm sede de água viva e quer andar na luz</text:p>
      <text:p text:style-name="Standard">( G <text:s/>D <text:s/>G <text:s/>D )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o Vieira</meta:initial-creator>
    <meta:creation-date>2016-08-04T15:10:51</meta:creation-date>
    <meta:document-statistic meta:table-count="0" meta:image-count="0" meta:object-count="0" meta:page-count="1" meta:paragraph-count="37" meta:word-count="137" meta:character-count="803"/>
    <dc:date>2016-08-04T15:13:04</dc:date>
    <dc:creator>Mauro Vieira</dc:creator>
    <meta:editing-duration>PT2M14S</meta:editing-duration>
    <meta:editing-cycles>1</meta:editing-cycles>
    <meta:generator>OpenOffice/4.1.2$Unix OpenOffice.org_project/412m3$Build-9782</meta:generator>
  </office:meta>
</office:document-meta>
</file>